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578E19603B30B182532.png" manifest:media-type="image/png"/>
  <manifest:file-entry manifest:full-path="Pictures/10000201000003E8000005788A2185434A18E8A3.png" manifest:media-type="image/png"/>
  <manifest:file-entry manifest:full-path="Pictures/10000201000003E8000005784A1CEC6F336A20EC.png" manifest:media-type="image/png"/>
  <manifest:file-entry manifest:full-path="Pictures/10000201000003E8000005784477D69E80A9CB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7cm" svg:y="1.27cm">
          <draw:image xlink:href="Pictures/10000201000003E8000005784477D69E80A9CBBB.png" xlink:type="simple" xlink:show="embed" xlink:actuate="onLoad">
            <text:p/>
          </draw:image>
        </draw:frame>
        <draw:frame draw:style-name="gr1" draw:text-style-name="P1" draw:layer="layout" svg:width="6.351cm" svg:height="8.892cm" svg:x="7.619cm" svg:y="1.27cm">
          <draw:image xlink:href="Pictures/10000201000003E8000005784477D69E80A9CBBB.png" xlink:type="simple" xlink:show="embed" xlink:actuate="onLoad">
            <text:p/>
          </draw:image>
        </draw:frame>
        <draw:frame draw:style-name="gr1" draw:text-style-name="P1" draw:layer="layout" svg:width="6.351cm" svg:height="8.892cm" svg:x="1.27cm" svg:y="11.43cm">
          <draw:image xlink:href="Pictures/10000201000003E8000005784A1CEC6F336A20EC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11.428cm">
          <draw:image xlink:href="Pictures/10000201000003E8000005784A1CEC6F336A20EC.png" xlink:type="simple" xlink:show="embed" xlink:actuate="onLoad">
            <text:p/>
          </draw:image>
        </draw:frame>
        <draw:frame draw:style-name="gr1" draw:text-style-name="P1" draw:layer="layout" svg:width="6.351cm" svg:height="8.892cm" svg:x="20.319cm" svg:y="11.43cm">
          <draw:image xlink:href="Pictures/10000201000003E8000005788A2185434A18E8A3.png" xlink:type="simple" xlink:show="embed" xlink:actuate="onLoad">
            <text:p/>
          </draw:image>
        </draw:frame>
        <draw:frame draw:style-name="gr1" draw:text-style-name="P1" draw:layer="layout" svg:width="6.351cm" svg:height="8.892cm" svg:x="20.319cm" svg:y="1.27cm">
          <draw:image xlink:href="Pictures/10000201000003E800000578E19603B30B182532.png" xlink:type="simple" xlink:show="embed" xlink:actuate="onLoad">
            <text:p/>
          </draw:image>
        </draw:frame>
        <draw:frame draw:style-name="gr1" draw:text-style-name="P1" draw:layer="layout" svg:width="6.351cm" svg:height="8.892cm" svg:x="13.97cm" svg:y="11.428cm">
          <draw:image xlink:href="Pictures/10000201000003E8000005788A2185434A18E8A3.png" xlink:type="simple" xlink:show="embed" xlink:actuate="onLoad">
            <text:p/>
          </draw:image>
        </draw:frame>
        <draw:frame draw:style-name="gr1" draw:text-style-name="P1" draw:layer="layout" svg:width="6.351cm" svg:height="8.892cm" svg:x="13.97cm" svg:y="1.27cm">
          <draw:image xlink:href="Pictures/10000201000003E800000578E19603B30B18253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8-09-30T00:52:00.845194548</dc:date>
    <meta:editing-duration>PT3M2S</meta:editing-duration>
    <meta:editing-cycles>16</meta:editing-cycles>
    <meta:generator>LibreOffice/5.1.6.2$Linux_X86_64 LibreOffice_project/10m0$Build-2</meta:generator>
    <meta:document-statistic meta:object-count="8"/>
  </office:meta>
</office:document-meta>
</file>